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1A000003DF0DC6D23DFA80A6F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><draw:frame draw:style-name="fr1" draw:name="Image1" text:anchor-type="char" svg:width="17cm" svg:height="9.266cm" draw:z-index="0"><draw:image xlink:href="Pictures/100000010000071A000003DF0DC6D23DFA80A6F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31T21:57:34.493665592</meta:creation-date>
    <dc:date>2023-03-31T21:58:49.629797176</dc:date>
    <meta:editing-duration>PT1M15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